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D000001AB8B0DC01AB00659C3.bmp" manifest:media-type="image/bmp"/>
  <manifest:file-entry manifest:full-path="Pictures/100000000000030C0000013B01AC2259CC420322.png" manifest:media-type="image/png"/>
  <manifest:file-entry manifest:full-path="Pictures/10000000000004000000018E04FC3A5713CF694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5cm" fo:min-width="0.1cm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0.548cm"/>
    </style:style>
    <style:style style:name="gr3" style:family="graphic" style:parent-style-name="standard">
      <style:graphic-properties draw:fill="solid" draw:fill-color="#ffff66" draw:textarea-horizontal-align="justify" draw:textarea-vertical-align="top" draw:auto-grow-height="false" fo:min-height="9.128cm" fo:min-width="6.178cm"/>
    </style:style>
    <style:style style:name="gr4" style:family="graphic" style:parent-style-name="standard">
      <style:graphic-properties draw:fill="solid" draw:fill-color="#ffcccc" draw:textarea-horizontal-align="justify" draw:textarea-vertical-align="top" draw:auto-grow-height="false" fo:min-height="4.862cm" fo:min-width="4.012cm"/>
    </style:style>
    <style:style style:name="gr5" style:family="graphic" style:parent-style-name="standard">
      <style:graphic-properties draw:fill="solid" draw:fill-color="#ffff66" draw:textarea-horizontal-align="justify" draw:textarea-vertical-align="top" draw:auto-grow-height="false" fo:min-height="6.386cm" fo:min-width="5.636cm"/>
    </style:style>
    <style:style style:name="gr6" style:family="graphic" style:parent-style-name="standard">
      <style:graphic-properties draw:fill="solid" draw:fill-color="#ffcccc" draw:textarea-horizontal-align="justify" draw:textarea-vertical-align="top" draw:auto-grow-height="false" fo:min-height="3.27cm" fo:min-width="4.12cm"/>
    </style:style>
    <style:style style:name="gr7" style:family="graphic" style:parent-style-name="standard">
      <style:graphic-properties draw:fill="solid" draw:fill-color="#ccffcc" draw:textarea-horizontal-align="justify" draw:textarea-vertical-align="middle" draw:auto-grow-height="false" fo:min-height="1.194cm" fo:min-width="2.644cm"/>
    </style:style>
    <style:style style:name="gr8" style:family="graphic" style:parent-style-name="standard">
      <style:graphic-properties draw:fill="solid" draw:fill-color="#ccff99" draw:textarea-horizontal-align="justify" draw:textarea-vertical-align="middle" draw:auto-grow-height="false" fo:min-height="1.194cm" fo:min-width="3.344cm"/>
    </style:style>
    <style:style style:name="gr9" style:family="graphic" style:parent-style-name="standard">
      <style:graphic-properties draw:fill="solid" draw:fill-color="#ccffcc" draw:textarea-horizontal-align="justify" draw:textarea-vertical-align="middle" draw:auto-grow-height="false" fo:min-height="1.556cm" fo:min-width="2.606cm"/>
    </style:style>
    <style:style style:name="gr10" style:family="graphic" style:parent-style-name="standard">
      <style:graphic-properties draw:fill="solid" draw:fill-color="#ffff66" draw:textarea-horizontal-align="justify" draw:textarea-vertical-align="top" draw:auto-grow-height="false" fo:min-height="5.256cm" fo:min-width="18.506cm"/>
    </style:style>
    <style:style style:name="gr11" style:family="graphic" style:parent-style-name="Obiekt_20_bez_20_wypełnienia_20_i_20_bez_20_linii">
      <style:graphic-properties draw:textarea-vertical-align="middle" draw:ole-draw-aspect="1"/>
    </style:style>
    <style:style style:name="gr12" style:family="graphic" style:parent-style-name="standard">
      <style:graphic-properties draw:fill="solid" draw:fill-color="#ccff99" draw:textarea-horizontal-align="justify" draw:textarea-vertical-align="middle" draw:auto-grow-height="false" fo:min-height="2.368cm" fo:min-width="4.118cm"/>
    </style:style>
    <style:style style:name="gr13" style:family="graphic" style:parent-style-name="standard">
      <style:graphic-properties draw:fill="solid" draw:fill-color="#ffcccc" draw:textarea-horizontal-align="justify" draw:textarea-vertical-align="middle" draw:auto-grow-height="false" fo:min-height="2.188cm" fo:min-width="4.938cm"/>
    </style:style>
    <style:style style:name="gr14" style:family="graphic" style:parent-style-name="standard">
      <style:graphic-properties draw:fill="solid" draw:fill-color="#ccffcc" draw:textarea-horizontal-align="justify" draw:textarea-vertical-align="middle" draw:auto-grow-height="false" fo:min-height="2.368cm" fo:min-width="4.318cm"/>
    </style:style>
    <style:style style:name="gr15" style:family="graphic" style:parent-style-name="standard">
      <style:graphic-properties draw:marker-start="Arrow" draw:marker-end="Arrow"/>
    </style:style>
    <style:style style:name="gr16" style:family="graphic" style:parent-style-name="standard">
      <style:graphic-properties draw:marker-start="Arrow" draw:marker-end="Arrow"/>
    </style:style>
    <style:style style:name="gr17" style:family="graphic" style:parent-style-name="standard">
      <style:graphic-properties draw:marker-start="Arrow"/>
    </style:style>
    <style:style style:name="gr18" style:family="graphic" style:parent-style-name="standard">
      <style:graphic-properties draw:marker-start="" draw:marker-end="Arrow"/>
    </style:style>
    <style:style style:name="gr19" style:family="graphic" style:parent-style-name="standard">
      <style:graphic-properties draw:marker-start="Arrow" draw:marker-end="Arrow" draw:textarea-vertical-align="middle"/>
    </style:style>
    <style:style style:name="gr20" style:family="graphic" style:parent-style-name="standard">
      <style:graphic-properties draw:fill="solid" draw:fill-color="#ffff66" draw:textarea-horizontal-align="justify" draw:textarea-vertical-align="middle" draw:auto-grow-height="false" fo:min-height="2.188cm" fo:min-width="4.338cm"/>
    </style:style>
    <style:style style:name="gr21" style:family="graphic" style:parent-style-name="Obiekt_20_bez_20_wypełnienia_20_i_20_bez_20_linii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fo:min-height="1.785cm"/>
    </style:style>
    <style:style style:name="gr23" style:family="graphic" style:parent-style-name="Obiekt_20_bez_20_wypełnienia_20_i_20_bez_20_linii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66"/>
      <style:paragraph-properties fo:text-align="center"/>
    </style:style>
    <style:style style:name="P3" style:family="paragraph">
      <loext:graphic-properties draw:fill="solid" draw:fill-color="#ffcccc"/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solid" draw:fill-color="#ffff66"/>
      <style:paragraph-properties fo:text-align="center"/>
      <style:text-properties fo:font-size="15pt" style:font-size-asian="15pt" style:font-size-complex="15pt"/>
    </style:style>
    <style:style style:name="P5" style:family="paragraph">
      <loext:graphic-properties draw:fill="solid" draw:fill-color="#ccffcc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solid" draw:fill-color="#ccff99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solid" draw:fill-color="#ccff99"/>
      <style:paragraph-properties fo:text-align="center"/>
    </style:style>
    <style:style style:name="P8" style:family="paragraph">
      <loext:graphic-properties draw:fill="solid" draw:fill-color="#ffcccc"/>
      <style:paragraph-properties fo:text-align="center"/>
    </style:style>
    <style:style style:name="P9" style:family="paragraph">
      <loext:graphic-properties draw:fill="solid" draw:fill-color="#ccffcc"/>
      <style:paragraph-properties fo:text-align="center"/>
    </style:style>
    <style:style style:name="P10" style:family="paragraph">
      <style:paragraph-properties fo:text-align="center"/>
      <style:text-properties fo:font-size="15pt" style:font-size-asian="15pt" style:font-size-complex="15pt"/>
    </style:style>
    <style:style style:name="P11" style:family="paragraph">
      <loext:graphic-properties draw:fill="solid" draw:fill-color="#ffff66"/>
      <style:paragraph-properties fo:text-align="center"/>
      <style:text-properties fo:font-size="18pt" style:font-size-asian="18pt" style:font-size-complex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0.6cm" svg:height="0.5cm" svg:x="16.2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48cm" svg:height="0.5cm" svg:x="15.752cm" svg:y="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4cm" svg:height="10.1cm" svg:x="10.6cm" svg:y="1.1cm">
          <text:p text:style-name="P1">Platforma E2L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5" draw:id="id5" draw:layer="layout" svg:width="5cm" svg:height="5.6cm" svg:x="11.8cm" svg:y="2.8cm">
          <text:p text:style-name="P1"><text:span text:style-name="T1">FP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6.8cm" svg:height="7.3cm" svg:x="1.5cm" svg:y="1cm">
          <text:p text:style-name="P1"><text:span text:style-name="T1">Płyta rozszerzająca</text:span></text:p>
          <text:p text:style-name="P1"><text:span text:style-name="T1">ARM NX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4" draw:id="id4" draw:layer="layout" svg:width="5cm" svg:height="3.9cm" svg:x="2.3cm" svg:y="2.7cm">
          <text:p text:style-name="P1"><text:span text:style-name="T1">LPC236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7" draw:id="id7" draw:layer="layout" svg:width="3.3cm" svg:height="1.6cm" svg:x="12.7cm" svg:y="6.1cm">
          <text:p text:style-name="P1"><text:span text:style-name="T2">PicoBalaz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6" draw:id="id6" draw:layer="layout" svg:width="4cm" svg:height="1.6cm" svg:x="12.3cm" svg:y="8.9cm">
          <text:p text:style-name="P1"><text:span text:style-name="T2">Karta sieciow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3.3cm" svg:height="2cm" svg:x="3.2cm" svg:y="4cm">
          <text:p text:style-name="P1"><text:span text:style-name="T2">Ethernet</text:span></text:p>
          <text:p text:style-name="P1"><text:span text:style-name="T2">MA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9.6cm" svg:height="6.1cm" svg:x="1.5cm" svg:y="12.9cm">
          <text:p text:style-name="P1">Serwer (LAMP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layer="layout" svg:width="9.031cm" svg:height="2.257cm" svg:x="1.897cm" svg:y="12.86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2" draw:text-style-name="P7" xml:id="id2" draw:id="id2" draw:layer="layout" svg:width="4.9cm" svg:height="2.9cm" svg:x="8.5cm" svg:y="14.6cm">
          <text:p text:style-name="P1">Baza Danych</text:p>
          <text:p text:style-name="P1">(MySQL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3" draw:id="id3" draw:layer="layout" svg:width="5.7cm" svg:height="2.7cm" draw:transform="skewX (0.00191986217719376) translate (14.5cm 14.7cm)">
          <text:p text:style-name="P1">Witryna</text:p>
          <text:p text:style-name="P1">internetow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1" draw:id="id1" draw:layer="layout" svg:width="5.1cm" svg:height="2.9cm" svg:x="2.2cm" svg:y="14.6cm">
          <text:p text:style-name="P1">Usługa </text:p>
          <text:p text:style-name="P1">Pośrednicząca</text:p>
          <text:p text:style-name="P1">(LPCToMySql</text:p>
          <text:p text:style-name="P1">Connecto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7.3cm" svg:y1="16.05cm" svg:x2="8.5cm" svg:y2="16.05cm" draw:start-shape="id1" draw:end-shape="id2" svg:d="M7300 16050h1200" svg:viewBox="0 0 1201 1">
          <text:p/>
        </draw:connector>
        <draw:connector draw:style-name="gr15" draw:text-style-name="P1" draw:layer="layout" svg:x1="13.4cm" svg:y1="16.05cm" svg:x2="14.497cm" svg:y2="16.05cm" draw:start-shape="id2" draw:end-shape="id3" svg:d="M13400 16050h1097" svg:viewBox="0 0 1098 1">
          <text:p/>
        </draw:connector>
        <draw:connector draw:style-name="gr16" draw:text-style-name="P10" draw:layer="layout" svg:x1="7.3cm" svg:y1="4.65cm" svg:x2="11.8cm" svg:y2="5.6cm" draw:start-shape="id4" draw:start-glue-point="1" draw:end-shape="id5" draw:end-glue-point="3" svg:d="M7300 4650h2251v950h2249" svg:viewBox="0 0 4501 951"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standard" draw:text-style-name="P1" draw:layer="layout" svg:x1="14.3cm" svg:y1="8.4cm" svg:x2="14.3cm" svg:y2="8.9cm" draw:start-shape="id5" draw:start-glue-point="2" draw:end-shape="id6" draw:end-glue-point="0" svg:d="M14300 8400v500" svg:viewBox="0 0 1 501">
          <text:p/>
        </draw:connector>
        <draw:connector draw:style-name="gr17" draw:text-style-name="P1" draw:layer="layout" svg:x1="16cm" svg:y1="6.9cm" svg:x2="23cm" svg:y2="6.906cm" draw:start-shape="id7" draw:start-glue-point="1" draw:end-shape="id8" draw:end-glue-point="3" svg:d="M16000 6900h3501v6h3499" svg:viewBox="0 0 7001 7">
          <text:p text:style-name="P1"><text:tab/></text:p>
          <text:p text:style-name="P1"/>
          <text:p text:style-name="P1"/>
          <text:p text:style-name="P1"/>
          <text:p text:style-name="P1"/>
          <text:p text:style-name="P1"><text:tab/>Podczerwień</text:p>
          <text:p text:style-name="P1"/>
          <text:p text:style-name="P1"/>
          <text:p text:style-name="P1"/>
          <text:p text:style-name="P1"/>
        </draw:connector>
        <draw:connector draw:style-name="gr18" draw:text-style-name="P1" draw:layer="layout" svg:x1="16cm" svg:y1="4.8cm" svg:x2="23cm" svg:y2="2.551cm" draw:start-shape="id9" draw:start-glue-point="1" draw:end-shape="id10" draw:end-glue-point="3" svg:d="M16000 4800h3501v-2249h3499" svg:viewBox="0 0 7001 2250">
          <text:p text:style-name="P1"><text:tab/></text:p>
          <text:p text:style-name="P1"/>
          <text:p text:style-name="P1"/>
          <text:p text:style-name="P1"/>
          <text:p text:style-name="P1"/>
        </draw:connector>
        <draw:connector draw:style-name="gr19" draw:text-style-name="P1" draw:layer="layout" draw:line-skew="-0.651cm" svg:x1="14.3cm" svg:y1="10.5cm" svg:x2="4.75cm" svg:y2="14.6cm" draw:start-shape="id6" draw:end-shape="id1" draw:end-glue-point="0" svg:d="M14300 10500v1400h-9550v2700" svg:viewBox="0 0 9551 4101">
          <text:p text:style-name="P1">Ethernet <text:s text:c="11"/></text:p>
          <text:p text:style-name="P1"/>
          <text:p text:style-name="P1"/>
          <text:p text:style-name="P1"/>
        </draw:connector>
        <draw:custom-shape draw:style-name="gr20" draw:text-style-name="P11" xml:id="id11" draw:id="id11" draw:layer="layout" svg:width="5.1cm" svg:height="2.7cm" svg:x="23cm" svg:y="14.7cm">
          <text:p text:style-name="P1"><text:span text:style-name="T3">Urządzenie </text:span></text:p>
          <text:p text:style-name="P1"><text:span text:style-name="T3">z dostępem do </text:span></text:p>
          <text:p text:style-name="P1"><text:span text:style-name="T3">internet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20.197cm" svg:y1="16.05cm" svg:x2="23cm" svg:y2="16.05cm" draw:start-shape="id3" draw:start-glue-point="1" draw:end-shape="id11" draw:end-glue-point="3" svg:d="M20197 16050h2803" svg:viewBox="0 0 2804 1">
          <text:p/>
        </draw:connector>
        <draw:connector draw:style-name="standard" draw:text-style-name="P1" draw:layer="layout" svg:x1="25.55cm" svg:y1="14.7cm" svg:x2="25.55cm" svg:y2="13.3cm" draw:start-shape="id11" draw:start-glue-point="0" draw:end-shape="id12" svg:d="M25550 14700v-1400" svg:viewBox="0 0 1 1401">
          <text:p/>
        </draw:connector>
        <draw:frame draw:style-name="gr21" draw:text-style-name="P12" xml:id="id12" draw:id="id12" draw:layer="layout" svg:width="2.1cm" svg:height="3.454cm" svg:x="24.5cm" svg:y="9.846cm">
          <draw:image xlink:href="Pictures/10000000000000ED000001AB8B0DC01AB00659C3.bmp" xlink:type="simple" xlink:show="embed" xlink:actuate="onLoad">
            <text:p/>
          </draw:image>
        </draw:frame>
        <draw:frame draw:style-name="gr22" draw:text-style-name="P13" draw:layer="layout" svg:width="2.5cm" svg:height="3.095cm" svg:x="8.3cm" svg:y="3.136cm">
          <draw:text-box>
            <text:p text:style-name="P1">Złącze FMC</text:p>
            <text:p text:style-name="P1"/>
            <text:p text:style-name="P1"/>
          </draw:text-box>
        </draw:frame>
        <draw:frame draw:style-name="gr23" draw:text-style-name="P1" xml:id="id8" draw:id="id8" draw:layer="layout" svg:width="5.1cm" svg:height="1.98cm" svg:x="23cm" svg:y="5.916cm">
          <draw:image xlink:href="Pictures/10000000000004000000018E04FC3A5713CF6943.jpg" xlink:type="simple" xlink:show="embed" xlink:actuate="onLoad">
            <text:p/>
          </draw:image>
        </draw:frame>
        <draw:frame draw:style-name="gr23" draw:text-style-name="P1" xml:id="id10" draw:id="id10" draw:layer="layout" svg:width="4.7cm" svg:height="1.897cm" svg:x="23cm" svg:y="1.603cm">
          <draw:image xlink:href="Pictures/100000000000030C0000013B01AC2259CC420322.png" xlink:type="simple" xlink:show="embed" xlink:actuate="onLoad">
            <text:p/>
          </draw:image>
        </draw:frame>
        <draw:connector draw:style-name="gr17" draw:text-style-name="P1" draw:layer="layout" svg:x1="25.55cm" svg:y1="7.896cm" svg:x2="25.55cm" svg:y2="9.846cm" draw:start-shape="id8" draw:start-glue-point="2" draw:end-shape="id12" draw:end-glue-point="0" svg:d="M25550 7896v1950" svg:viewBox="0 0 1 1951">
          <text:p text:style-name="P1"><text:tab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tab/></text:p>
          <text:p text:style-name="P1"/>
          <text:p text:style-name="P1"/>
          <text:p text:style-name="P1"/>
          <text:p text:style-name="P1"/>
          <text:p text:style-name="P1"/>
        </draw:connector>
        <draw:custom-shape draw:style-name="gr7" draw:text-style-name="P5" xml:id="id9" draw:id="id9" draw:layer="layout" svg:width="3.3cm" svg:height="1.6cm" svg:x="12.7cm" svg:y="4cm">
          <text:p text:style-name="P1"><text:span text:style-name="T2">Sterownik</text:span></text:p>
          <text:p text:style-name="P1"><text:span text:style-name="T2">wyświetlacz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0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0T19:38:15.211000000</meta:creation-date>
    <dc:date>2016-02-05T21:32:36.856000000</dc:date>
    <meta:editing-duration>PT2H39M22S</meta:editing-duration>
    <meta:editing-cycles>31</meta:editing-cycles>
    <meta:generator>LibreOffice/5.0.4.2$Windows_x86 LibreOffice_project/2b9802c1994aa0b7dc6079e128979269cf95bc78</meta:generator>
    <meta:document-statistic meta:object-count="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